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Registry.getSchemaDoc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Registry.getProperty( QName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SDLRegistry.addSchemas( Map &lt; URI , byte [ ] &gt; cap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Registry.getSchemaMod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SDLRegistry.getDefini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SDLRegistry.WSDLRegistry( CompilerContext c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SDLRegistry.getPortType( QName port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SDLRegistry.addDefinition( Definition4BPEL def , ResourceFinder rf , URI defuri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">
            <text:p text:style-name="Table_20_Contents">4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WSDLRegistry.getPartnerLinkType( QName partnerLink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SDLRegistry.getPropertyAlias( QName propertyName , QName message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SDLRegistry.getMessage( QName msg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SDLRegistry.captureSchemas( Definition def , ResourceFinder rf , URI defuri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43">
            <text:p text:style-name="Table_20_Contents">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